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6"/>
          <table:table-cell office:value-type="string" calcext:value-type="string">
            <text:p>leitstell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/car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/location</text:p>
          </table:table-cell>
          <table:table-cell/>
          <table:table-cell office:value-type="string" calcext:value-type="string">
            <text:p>/statu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B (Einsatzbereit)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bed. EB (bedingt Einsatzbereit)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annehmen/übernehmen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eingetroffen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Sprechwunsch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string" calcext:value-type="string">
            <text:p>BHZ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abmelden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string" calcext:value-type="string">
            <text:p>Sprechwunsch in anderem Bundesl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0:39:09.413282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3:45:11.873024031</meta:creation-date>
    <dc:date>2020-03-30T10:37:57.558612767</dc:date>
    <meta:editing-duration>PT2M45S</meta:editing-duration>
    <meta:editing-cycles>2</meta:editing-cycles>
    <meta:generator>LibreOffice/6.0.7.3$Linux_X86_64 LibreOffice_project/00m0$Build-3</meta:generator>
    <meta:document-statistic meta:table-count="1" meta:cell-count="21" meta:object-count="0"/>
  </office:meta>
</office:document-meta>
</file>